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3.582cm"/>
    </style:style>
    <style:style style:name="co6" style:family="table-column">
      <style:table-column-properties fo:break-before="auto" style:column-width="11.289cm"/>
    </style:style>
    <style:style style:name="co7" style:family="table-column">
      <style:table-column-properties fo:break-before="auto" style:column-width="11.13cm"/>
    </style:style>
    <style:style style:name="co8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921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4.711cm" fo:break-before="auto" style:use-optimal-row-height="true"/>
    </style:style>
    <style:style style:name="ro18" style:family="table-row">
      <style:table-row-properties style:row-height="2.106cm" fo:break-before="auto" style:use-optimal-row-height="true"/>
    </style:style>
    <style:style style:name="ro19" style:family="table-row">
      <style:table-row-properties style:row-height="1.711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4.9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6.054cm" fo:break-before="auto" style:use-optimal-row-height="true"/>
    </style:style>
    <style:style style:name="ro26" style:family="table-row">
      <style:table-row-properties style:row-height="2.29cm" fo:break-before="auto" style:use-optimal-row-height="true"/>
    </style:style>
    <style:style style:name="ro27" style:family="table-row">
      <style:table-row-properties style:row-height="0.974cm" fo:break-before="auto" style:use-optimal-row-height="true"/>
    </style:style>
    <style:style style:name="ro28" style:family="table-row">
      <style:table-row-properties style:row-height="0.947cm" fo:break-before="auto" style:use-optimal-row-height="true"/>
    </style:style>
    <style:style style:name="ro29" style:family="table-row">
      <style:table-row-properties style:row-height="1.842cm" fo:break-before="auto" style:use-optimal-row-height="true"/>
    </style:style>
    <style:style style:name="ro30" style:family="table-row">
      <style:table-row-properties style:row-height="0.499cm" fo:break-before="auto" style:use-optimal-row-height="true"/>
    </style:style>
    <style:style style:name="ro31" style:family="table-row">
      <style:table-row-properties style:row-height="2.764cm" fo:break-before="auto" style:use-optimal-row-height="true"/>
    </style:style>
    <style:style style:name="ro32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1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2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33" style:family="table-cell" style:parent-style-name="Default" style:data-style-name="N0">
      <style:table-cell-properties fo:wrap-option="wrap" fo:border="0.06pt solid #000000" style:vertical-align="automatic"/>
    </style:style>
    <style:style style:name="ce35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color="#000000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0000" style:font-name="Liberation Sans" style:font-style-complex="normal" style:font-style-asian="normal" style:font-weight-complex="bold" style:font-weight-asian="bold" style:font-size-complex="10pt" style:font-size-asian="10pt" style:font-name-complex="Liberation Sans" fo:text-shadow="none" style:text-outline="false" fo:font-style="normal" style:text-line-through-type="none" style:text-underline-style="none" style:text-underline-color="font-color" fo:font-weight="bold" fo:font-size="10pt" style:font-name-asian="Liberation Sans"/>
    </style:style>
    <style:style style:name="T12" style:family="text">
      <style:text-properties style:font-name-asian="Liberation Sans" style:font-name="Liberation Sans" fo:font-size="10pt" fo:font-weight="normal" style:text-underline-style="none" style:text-underline-color="font-color" style:text-line-through-type="none" fo:font-style="normal" style:text-outline="false" fo:color="#0070c0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-asian="Liberation Sans" style:font-name="Liberation Sans" fo:font-size="10pt" fo:font-weight="normal" style:text-underline-style="none" style:text-underline-color="font-color" style:text-line-through-type="none" fo:font-style="normal" style:text-outline="false" fo:text-shadow="none" style:font-name-complex="Liberation Sans" style:font-size-asian="10pt" style:font-size-complex="10pt" style:font-weight-asian="normal" style:font-weight-complex="normal" style:font-style-asian="normal" style:font-style-complex="normal" fo:color="#0d47a1"/>
    </style:style>
    <style:style style:name="T1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6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d47a1" fo:font-weight="bold" style:font-weight-asian="bold" style:font-weight-complex="bold"/>
    </style:style>
    <style:style style:name="T17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  <style:style style:name="T18" style:family="text">
      <style:text-properties style:font-style-complex="normal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fo:color="#000000"/>
    </style:style>
    <style:style style:name="T19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bold" style:font-weight-asian="bold" style:font-weight-complex="bold"/>
    </style:style>
    <style:style style:name="T20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normal" style:font-weight-asian="normal" style:font-weight-complex="normal"/>
    </style:style>
    <style:style style:name="T21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070c0"/>
    </style:style>
    <style:style style:name="T22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d47a1"/>
    </style:style>
    <style:style style:name="T23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4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bold" style:font-weight-asian="bold" style:font-weight-complex="bold"/>
    </style:style>
    <style:style style:name="T25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/>
    </style:style>
    <style:style style:name="T26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70c0"/>
    </style:style>
    <style:style style:name="T27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0000"/>
    </style:style>
    <style:style style:name="T28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000000"/>
    </style:style>
    <style:style style:name="T30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1b5e20"/>
    </style:style>
    <style:style style:name="T31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-asian="Verdana" fo:text-shadow="none" fo:color="#000000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style:font-name="Verdana" style:font-style-complex="normal" style:text-outline="false"/>
    </style:style>
    <style:style style:name="T33" style:family="text">
      <style:text-properties style:font-name-asian="Verdana" fo:text-shadow="none" fo:color="#000000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/>
    </style:style>
    <style:style style:name="T34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d47a1"/>
    </style:style>
    <style:style style:name="T35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00000"/>
    </style:style>
    <style:style style:name="T36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fo:color="#000000" fo:font-weight="normal" style:font-weight-asian="normal" style:font-weight-complex="normal"/>
    </style:style>
    <style:style style:name="T37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9" style:family="text">
      <style:text-properties fo:text-shadow="none" style:font-name-asian="Liberation Sans" style:font-name="Liberation Sans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fo:color="#000000" style:font-name-complex="Liberation Sans"/>
    </style:style>
    <style:style style:name="T40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fo:color="#000000" style:font-name-complex="Liberation Sans" style:font-weight-asian="bold" fo:font-weight="bold" style:font-weight-complex="bold"/>
    </style:style>
    <style:style style:name="T41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d47a1"/>
    </style:style>
    <style:style style:name="T42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00000"/>
    </style:style>
    <style:style style:name="T43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fo:color="#000000" fo:font-weight="normal" style:font-weight-asian="normal" style:font-weight-complex="normal"/>
    </style:style>
    <style:style style:name="T44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name-asian="Verdana" style:font-style-complex="normal" style:font-style-asian="normal" style:font-weight-complex="normal" style:font-weight-asian="normal" style:font-size-complex="10pt" style:font-size-asian="10pt" style:font-name-complex="Verdana" fo:color="#000000" fo:text-shadow="none" style:text-outline="false" fo:font-style="normal" style:text-line-through-type="none" style:text-underline-style="none" style:text-underline-color="font-color" fo:font-weight="normal" fo:font-size="10pt" style:font-name="Verdana"/>
    </style:style>
    <style:style style:name="T46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1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5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0000"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7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58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9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60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70c0"/>
    </style:style>
    <style:style style:name="T61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d47a1"/>
    </style:style>
    <style:style style:name="T62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3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000000"/>
    </style:style>
    <style:style style:name="T65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c9211e"/>
    </style:style>
    <style:style style:name="T66" style:family="text">
      <style:text-properties fo:color="#000000"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70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1" style:family="text">
      <style:text-properties style:font-name-asian="Liberation Mono;Courier New" style:font-name="Liberation Mono;Courier New" style:font-style-asian="normal" style:font-weight-complex="normal" style:font-weight-asian="normal" style:font-size-complex="10pt" style:font-size-asian="10pt" style:font-name-complex="Liberation Mono;Courier New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2" style:family="text">
      <style:text-properties style:font-style-asian="normal" style:font-weight-complex="normal" style:font-weight-asian="normal" style:font-size-complex="10pt" style:font-size-asian="10pt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 style:font-name="Consolas;Menlo" style:font-name-asian="Consolas;Menlo" style:font-name-complex="Consolas;Menlo"/>
    </style:style>
    <style:style style:name="T73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79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6a1b9a"/>
    </style:style>
    <style:style style:name="T8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d47a1"/>
    </style:style>
    <style:style style:name="T8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3691e"/>
    </style:style>
    <style:style style:name="T8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7030a0"/>
    </style:style>
    <style:style style:name="T83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4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5" style:family="text">
      <style:text-properties fo:color="#4a148c"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/>
    </style:style>
    <style:style style:name="T86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color="#e64a19" fo:text-shadow="none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88" style:family="text">
      <style:text-properties fo:color="#7030a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9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90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91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92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9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36dfe"/>
    </style:style>
    <style:style style:name="T9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58b2f"/>
    </style:style>
    <style:style style:name="T9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0000"/>
    </style:style>
    <style:style style:name="T9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2e7d32"/>
    </style:style>
    <style:style style:name="T97" style:family="text">
      <style:text-properties style:font-style-complex="normal" fo:color="#6a1b9a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9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9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0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a148c"/>
    </style:style>
    <style:style style:name="T10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0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7030a0"/>
    </style:style>
    <style:style style:name="T10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0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color="#4a148c" fo:text-shadow="none" style:font-size-asian="11pt"/>
    </style:style>
    <style:style style:name="T111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7030a0"/>
    </style:style>
    <style:style style:name="T112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006064"/>
    </style:style>
    <style:style style:name="T113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000000" fo:font-size="6pt" style:font-size-asian="6pt" style:font-size-complex="6pt"/>
    </style:style>
    <style:style style:name="T114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ff0000" fo:font-size="11pt" style:font-size-asian="11pt" style:font-size-complex="11pt"/>
    </style:style>
    <style:style style:name="T115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7030a0"/>
    </style:style>
    <style:style style:name="T116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33691e"/>
    </style:style>
    <style:style style:name="T117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7030a0"/>
    </style:style>
    <style:style style:name="T118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00838f"/>
    </style:style>
    <style:style style:name="T1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2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2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4a19"/>
    </style:style>
    <style:style style:name="T12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d84315"/>
    </style:style>
    <style:style style:name="T128" style:family="text">
      <style:text-properties style:font-style-complex="normal" fo:color="#7030a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/>
    </style:style>
    <style:style style:name="T13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13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65100"/>
    </style:style>
    <style:style style:name="T132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4081"/>
    </style:style>
    <style:style style:name="T13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3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36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5100"/>
    </style:style>
    <style:style style:name="T13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3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3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c2185b"/>
    </style:style>
    <style:style style:name="T14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1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2e7d32"/>
    </style:style>
    <style:style style:name="T145" style:family="text">
      <style:text-properties fo:color="#7030a0" style:font-name="Calibri" style:text-underline-style="none" style:text-underline-color="font-color" fo:font-size="11pt" fo:font-weight="normal" fo:font-style="normal" style:text-outline="false" style:text-line-through-type="none" style:font-name-asian="Calibri" fo:text-shadow="none" style:font-name-complex="Calibri" style:font-weight-complex="normal" style:font-style-complex="normal" style:font-style-asian="normal" style:font-size-asian="11pt" style:font-weight-asian="normal" style:font-size-complex="11pt"/>
    </style:style>
    <style:style style:name="T146" style:family="text">
      <style:text-properties style:font-name="Calibri" fo:font-style="normal" fo:font-weight="normal" style:text-outline="false" style:text-line-through-type="none" fo:text-shadow="none" style:font-size-asian="11pt" style:font-weight-asian="normal" style:text-underline-style="none" style:text-underline-color="font-color" fo:font-size="11pt" fo:color="#00838f" style:font-name-complex="Calibri" style:font-name-asian="Calibri" style:font-weight-complex="normal" style:font-style-complex="normal" style:font-size-complex="11pt" style:font-style-asian="normal"/>
    </style:style>
    <style:style style:name="T147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4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49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1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52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54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55" style:family="text">
      <style:text-properties fo:color="#6a1b9a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6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5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500f9"/>
    </style:style>
    <style:style style:name="T158" style:family="text">
      <style:text-properties fo:color="#7030a0" style:font-weight-asian="normal" style:font-size-complex="11pt" style:text-underline-style="none" style:text-underline-color="font-color" style:font-size-asian="11pt" style:font-name-complex="Calibri" style:font-name="Calibri" fo:font-weight="normal" style:text-outline="false" style:text-line-through-type="none" fo:font-style="normal" style:font-style-asian="normal" style:font-style-complex="normal" fo:font-size="11pt" fo:text-shadow="none" style:font-name-asian="Calibri" style:font-weight-complex="normal"/>
    </style:style>
    <style:style style:name="T159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asian="Liberation Sans" style:font-name-complex="Liberation Sans"/>
    </style:style>
    <style:style style:name="T160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asian="Calibri" style:font-name="Calibri" style:font-name-complex="Calibri"/>
    </style:style>
    <style:style style:name="T161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complex="Liberation Sans" style:font-name-asian="Liberation Sans"/>
    </style:style>
    <style:style style:name="T162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Calibri" style:font-name="Calibri" style:font-name-asian="Calibri"/>
    </style:style>
    <style:style style:name="T163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Liberation Sans" style:font-name-asian="Liberation Sans" style:font-name="Liberation Sans"/>
    </style:style>
    <style:style style:name="T164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Calibri" style:font-name-asian="Calibri" style:font-name-complex="Calibri"/>
    </style:style>
    <style:style style:name="T1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6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6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6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7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62828"/>
    </style:style>
    <style:style style:name="T171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527a0"/>
    </style:style>
    <style:style style:name="T17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ad1457"/>
    </style:style>
    <style:style style:name="T17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838f"/>
    </style:style>
    <style:style style:name="T17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97a7"/>
    </style:style>
    <style:style style:name="T17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1b5e20"/>
    </style:style>
    <style:style style:name="T17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88e3c"/>
    </style:style>
    <style:style style:name="T178" style:family="text">
      <style:text-properties fo:color="#4a148c"/>
    </style:style>
    <style:style style:name="T179" style:family="text">
      <style:text-properties fo:color="#0070c0"/>
    </style:style>
    <style:style style:name="T180" style:family="text">
      <style:text-properties fo:color="#388e3c"/>
    </style:style>
    <style:style style:name="T18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8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8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8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86" style:family="text">
      <style:text-properties style:font-style-asian="normal" fo:text-shadow="none" style:font-weight-complex="normal" style:font-weight-asian="normal" style:font-size-complex="11pt" style:font-size-asian="11pt" style:font-name-complex="Calibri" style:font-name-asian="Calibri" style:font-name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7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-complex="Liberation Sans" style:font-name="Liberation Sans" style:font-name-asian="Liberation Sans"/>
    </style:style>
    <style:style style:name="T188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6a1b9a" style:font-name="Calibri" style:font-name-asian="Calibri" style:font-name-complex="Calibri"/>
    </style:style>
    <style:style style:name="T189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Liberation Sans" style:font-name-asian="Liberation Sans" style:font-name-complex="Liberation Sans"/>
    </style:style>
    <style:style style:name="T190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Calibri" style:font-name-asian="Calibri" style:font-name-complex="Calibri"/>
    </style:style>
    <style:style style:name="T19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1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19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195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19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7030a0"/>
    </style:style>
    <style:style style:name="T19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6a1b9a"/>
    </style:style>
    <style:style style:name="T199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6a1b9a"/>
    </style:style>
    <style:style style:name="T200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0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7030a0"/>
    </style:style>
    <style:style style:name="T20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558b2f"/>
    </style:style>
    <style:style style:name="T20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204" style:family="text">
      <style:text-properties style:font-style-complex="normal" fo:font-size="11pt" fo:font-weight="normal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 style:text-underline-style="solid" style:text-underline-width="auto" style:text-underline-color="font-color"/>
    </style:style>
    <style:style style:name="T205" style:family="text">
      <style:text-properties fo:color="#7030a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fo:color="#0070c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7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0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9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10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1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Consolas;Menlo" fo:font-size="10pt" style:font-name-complex="Consolas;Menlo" style:font-size-asian="10pt" style:font-name="Consolas;Menlo"/>
    </style:style>
    <style:style style:name="T21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13" style:family="text">
      <style:text-properties fo:color="#242729" style:font-name="Consolas;Menlo" fo:font-size="10pt" fo:font-weight="normal" style:text-underline-style="none" style:text-underline-color="font-color" style:text-line-through-type="none" fo:font-style="normal" style:text-outline="false" fo:text-shadow="none" style:font-name-asian="Consolas;Menlo" style:font-name-complex="Consolas;Menlo" style:font-size-asian="10pt" style:font-size-complex="10pt" style:font-weight-asian="normal" style:font-weight-complex="normal" style:font-style-asian="normal" style:font-style-complex="normal"/>
    </style:style>
    <style:style style:name="T214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21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17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8" style:family="text">
      <style:text-properties fo:color="#00000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9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444d"/>
    </style:style>
    <style:style style:name="T220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0000"/>
    </style:style>
    <style:style style:name="T22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838f"/>
    </style:style>
    <style:style style:name="T2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4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84315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f6c00"/>
    </style:style>
    <style:style style:name="T23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4081"/>
    </style:style>
    <style:style style:name="T23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5100"/>
    </style:style>
    <style:style style:name="T232" style:family="text">
      <style:text-properties fo:color="#000000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3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880e4f"/>
    </style:style>
    <style:style style:name="T234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6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37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ff0000"/>
    </style:style>
    <style:style style:name="T238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b71c1c"/>
    </style:style>
    <style:style style:name="T23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d500f9"/>
    </style:style>
    <style:style style:name="T24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4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32f2f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c62828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ef6c00"/>
    </style:style>
    <style:style style:name="T24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0000"/>
    </style:style>
    <style:style style:name="T24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4" office:value-type="string" calcext:value-type="string">
            <text:p>ПАМЯТЬ И ПРОЦЕСС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ВИГАЦИЯ И ПОИСК.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РАБОТА С ФАЙЛАМИ И ПАПКАМИ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ЗАПИСЬ В ФАЙЛ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ЯРЛЫКИ, СОРТИНГ, РЕГУЛЯРНЫЕ ВЫРАЖ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ЕРЕНАПРАВЛЕНИЕ ВЫВОДА/ВВОДА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РХИВИРОВАНИЕ И КОМПРЕССИЯ ДАННЫХ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2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2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ОЛЬЗОВАТЕЛИ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2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СЕТЬ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РАВА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9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BASH SCRIPTS</text:p>
          </table:table-cell>
          <table:table-cell table:style-name="ce4"/>
          <table:table-cell table:number-columns-repeated="1022"/>
        </table:table-row>
        <table:table-row table:style-name="ro8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<text:span text:style-name="T4">переменные пишутся в кавычках и со знаком $, затем пишется порядковый номер переменной.</text:span>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КОММИТ, ПУШ и ПУЛЛ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add</text:span><text:span text:style-name="T7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8">git </text:span><text:span text:style-name="T9">commit</text:span><text:span text:style-name="T10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3">
          <table:table-cell table:style-name="ce7" office:value-type="string" calcext:value-type="string">
            <text:p>git <text:span text:style-name="T11">push</text:span> -u <text:span text:style-name="T12">origin </text:span><text:span text:style-name="T13">master</text:span></text:p>
          </table:table-cell>
          <table:table-cell table:style-name="ce2" office:value-type="string" calcext:value-type="string">
            <text:p><text:span text:style-name="T59">из локального выгрузить ветку главную в репозиторий, подключенный как </text:span><text:span text:style-name="T60">origin</text:span><text:span text:style-name="T59">, в ветку </text:span><text:span text:style-name="T61">master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4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4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">git </text:span><text:span text:style-name="T16">clone</text:span><text:span text:style-name="T17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 origin master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1022"/>
        </table:table-row>
        <table:table-row table:style-name="ro13">
          <table:table-cell table:style-name="ce8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7">создать «легковесный» тэг, связанный с последним</text:span></text:p>
            <text:p><text:span text:style-name="T37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tag stable-2 f292ef5</text:p>
          </table:table-cell>
          <table:table-cell table:style-name="ce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18">git </text:span><text:span text:style-name="T19">reset</text:span><text:span text:style-name="T20"> --soft </text:span><text:span text:style-name="T21">origin </text:span><text:span text:style-name="T22">feature</text:span></text:p>
          </table:table-cell>
          <table:table-cell table:style-name="ce2" office:value-type="string" calcext:value-type="string">
            <text:p><text:span text:style-name="T62">Главная команда!</text:span></text:p>
            <text:p><text:span text:style-name="T37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checkout</text:span><text:span text:style-name="T7"> &lt;hello.html&gt;</text:span>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revert 7f6b500</text:p>
          </table:table-cell>
          <table:table-cell table:style-name="ce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set 9cf99cc —hard</text:p>
          </table:table-cell>
          <table:table-cell table:style-name="ce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status <text:s/></text:p>
          </table:table-cell>
          <table:table-cell table:style-name="ce8" office:value-type="string" calcext:value-type="string">
            <text:p>посмотреть, что назначено к выгрузке в Локалку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23">git </text:span><text:span text:style-name="T24">remote</text:span><text:span text:style-name="T25"> </text:span><text:span text:style-name="T26">show </text:span><text:span text:style-name="T27">origin</text:span></text:p>
          </table:table-cell>
          <table:table-cell table:style-name="ce8" office:value-type="string" calcext:value-type="string">
            <text:p><text:span text:style-name="T3">то же самое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mote -v</text:p>
          </table:table-cell>
          <table:table-cell table:style-name="ce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onfig --get remote.origin.url</text:p>
          </table:table-cell>
          <table:table-cell table:style-name="ce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log —pretty=oneline</text:p>
          </table:table-cell>
          <table:table-cell table:style-name="ce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7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СТРОЙКИ ПОДКЛЮЧ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8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9">git config --global user.email </text:span><text:span text:style-name="T30">"</text:span>AntAlMakarov@greenatom.ru<text:span text:style-name="T31">"</text:span></text:p>
          </table:table-cell>
          <table:table-cell table:style-name="ce2" office:value-type="string" calcext:value-type="string">
            <text:p><text:span text:style-name="T3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2">git </text:span><text:span text:style-name="T33">remote </text:span><text:span text:style-name="T34">add</text:span><text:span text:style-name="T35"> </text:span><text:span text:style-name="T34">origin</text:span><text:span text:style-name="T36"> </text:span>https://gitlab.com/dev/name_repo<text:span text:style-name="T37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8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39">git </text:span><text:span text:style-name="T40">remote </text:span><text:span text:style-name="T41">set-url</text:span><text:span text:style-name="T42"> </text:span><text:span text:style-name="T41">origin</text:span><text:span text:style-name="T42"> </text:span><text:span text:style-name="T43">new.git.url/here</text:span>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8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ВЕТКИ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9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7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forum</text:p>
          </table:table-cell>
          <table:table-cell table:style-name="ce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heckout 2a36c1b</text:p>
          </table:table-cell>
          <table:table-cell table:style-name="ce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merge forum</text:p>
          </table:table-cell>
          <table:table-cell table:style-name="ce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git branch -d &lt;имя ветки&gt;</text:span></text:p>
          </table:table-cell>
          <table:table-cell table:style-name="ce8" office:value-type="string" calcext:value-type="string">
            <text:p>удалить ветку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3">
          <table:table-cell table:style-name="ce8" office:value-type="string" calcext:value-type="string">
            <text:p>git branch --set-upstream-to=master tocheck</text:p>
          </table:table-cell>
          <table:table-cell table:style-name="ce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5">
          <table:table-cell table:style-name="ce8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6">
          <table:table-cell table:style-name="ce8" office:value-type="string" calcext:value-type="string">
            <text:p>git checkout &lt;feature&gt;</text:p>
            <text:p>git <text:span text:style-name="T44">rebase</text:span> -i master</text:p>
          </table:table-cell>
          <table:table-cell table:style-name="ce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 table:number-rows-repeated="7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SSH-key</text:p>
          </table:table-cell>
          <table:table-cell table:style-name="ce4"/>
          <table:table-cell table:number-columns-repeated="1022"/>
        </table:table-row>
        <table:table-row table:style-name="ro17">
          <table:table-cell table:style-name="ce15" office:value-type="string" calcext:value-type="string" table:number-columns-spanned="2" table:number-rows-spanned="1">
            <text:p><text:span text:style-name="T37">Open a terminal on Linux or macOS, or Git Bash / WSL on Windows.</text:span></text:p>
            <text:p><text:span text:style-name="T37">Generate a new ED25519 SSH key pair:</text:span></text:p>
            <text:p><text:span text:style-name="T37">ssh-keygen -t ed25519 -C "email@example.com"</text:span></text:p>
            <text:p/>
            <text:p><text:span text:style-name="T37">Or, if you want to use RSA:</text:span></text:p>
            <text:p><text:span text:style-name="T37">ssh-keygen -t rsa -b 4096 -C "email@example.com"</text:span></text:p>
            <text:p/>
            <text:p><text:span text:style-name="T37">It will generate the key in =&gt; C:\Users\yourname.ssh directory.</text:span></text:p>
            <text:p><text:span text:style-name="T37">Copy the public key and paste in the gitlab location.</text:span></text:p>
            <text:p/>
            <text:p><text:span text:style-name="T45">ssh-agent $(ssh-add C:\Users\youname\.ssh\id_rsa; git clone </text:span>git@gitlab.com<text:span text:style-name="T37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8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pan text:style-name="T3">.GITIGNORE</text:span>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8" office:value-type="string" calcext:value-type="string">
            <text:p>.gitignore</text:p>
          </table:table-cell>
          <table:table-cell table:style-name="ce8" office:value-type="string" calcext:value-type="string">
            <text:p><text:span text:style-name="T3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/</text:p>
          </table:table-cell>
          <table:table-cell table:style-name="ce2" office:value-type="string" calcext:value-type="string">
            <text:p><text:span text:style-name="T37">Если шаблон начинается со слеша, то он соответствует файлам и каталогам только в корне хранилища. ???</text:span></text:p>
            <text:p/>
            <text:p><text:span text:style-name="T6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</text:p>
          </table:table-cell>
          <table:table-cell table:style-name="ce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**</text:p>
          </table:table-cell>
          <table:table-cell table:style-name="ce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[…]</text:p>
          </table:table-cell>
          <table:table-cell table:style-name="ce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19">
          <table:table-cell table:style-name="ce8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7">file.o</text:span></text:p>
            <text:p><text:span text:style-name="T37">file.a</text:span></text:p>
            <text:p><text:span text:style-name="T37">dsfgfdg.o</text:span></text:p>
            <text:p/>
          </table:table-cell>
          <table:table-cell table:number-columns-repeated="1022"/>
        </table:table-row>
        <table:table-row table:style-name="ro20">
          <table:table-cell table:style-name="ce8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7">Если первым знаком стоит восклицательный, он зачит отрицание - любой символ КРОМЕ указанных в скобках</text:span></text:p>
            <text:p><text:span text:style-name="T37">file.s</text:span></text:p>
            <text:p><text:span text:style-name="T37">file.1</text:span></text:p>
            <text:p><text:span text:style-name="T37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!.gitignore</text:span></text:p>
            <text:p><text:span text:style-name="T37">!script.pl</text:span></text:p>
            <text:p><text:span text:style-name="T37">!template.latex</text:span></text:p>
          </table:table-cell>
          <table:table-cell table:style-name="ce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!*/</text:p>
          </table:table-cell>
          <table:table-cell table:style-name="ce2" office:value-type="string" calcext:value-type="string">
            <text:p><text:span text:style-name="T37">...even if they are in subdirectories</text:span></text:p>
            <text:p/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7">!*/a/b/file1.txt</text:span></text:p>
            <text:p><text:span text:style-name="T37">!*/a/b/c/*</text:span></text:p>
          </table:table-cell>
          <table:table-cell table:style-name="ce2" office:value-type="string" calcext:value-type="string">
            <text:p><text:span text:style-name="T37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files/data.zip</text:span></text:p>
            <text:p><text:span text:style-name="T37">/server.log</text:span></text:p>
            <text:p><text:span text:style-name="T37">/uploads/users/data/info.xls</text:span></text:p>
          </table:table-cell>
          <table:table-cell table:style-name="ce2" office:value-type="string" calcext:value-type="string">
            <text:p><text:span text:style-name="T37">Конкретные файлы</text:span></text:p>
            <text:p/>
          </table:table-cell>
          <table:table-cell table:number-columns-repeated="1022"/>
        </table:table-row>
        <table:table-row table:style-name="ro21">
          <table:table-cell table:style-name="ce2" office:value-type="string" calcext:value-type="string">
            <text:p><text:span text:style-name="T37">*.zip</text:span></text:p>
            <text:p><text:span text:style-name="T37">*.log</text:span></text:p>
            <text:p><text:span text:style-name="T37">*.pdf</text:span></text:p>
            <text:p><text:span text:style-name="T37">*.xls</text:span></text:p>
          </table:table-cell>
          <table:table-cell table:style-name="ce2" office:value-type="string" calcext:value-type="string">
            <text:p><text:span text:style-name="T37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4">Игнорирование конкретного файла </text:span><text:span text:style-name="T65">ТОЛЬКО в корне проекта</text:span></text:p>
            <text:p><text:span text:style-name="T63">(корнём считается расположение файла .gitignore)</text:span></text:p>
            <text:p><text:span text:style-name="T63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7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0">
          <table:table-cell table:style-name="ce8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6">Игнорирование всех файлов и папок ТОЛЬКО в конкретной директории </text:span><text:span text:style-name="T67">корень/</text:span><text:span text:style-name="T68">images</text:span></text:p>
            <text:p><text:span text:style-name="T37">(включая поддиректории и файлы в них)</text:span></text:p>
            <text:p><text:span text:style-name="T37">Например /images/user.jpg, /images/company/logo.png</text:span></text:p>
            <text:p><text:span text:style-name="T37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1">
          <table:table-cell table:style-name="ce8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7">Игнорирование ВСЕХ html-файлов в ОДНОЙ КОНКРЕТНОЙ директории(НЕ ВКЛЮЧАЯ поддиректории)</text:span></text:p>
            <text:p><text:span text:style-name="T37"># Например /private/index.html</text:span></text:p>
            <text:p><text:span text:style-name="T37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7">Игнорирование ВСЕХ html-файлов в КОНКРЕТНОЙ директории ВКЛЮЧАЯ поддиректории</text:span></text:p>
            <text:p><text:span text:style-name="T37"># Например /private/info.html, /private/users/ivan/info.html</text:span>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secret/*</text:span></text:p>
            <text:p><text:span text:style-name="T37">!/secret/free.txt</text:span></text:p>
          </table:table-cell>
          <table:table-cell table:style-name="ce2" office:value-type="string" calcext:value-type="string">
            <text:p><text:span text:style-name="T37">Исключение из игнорирования</text:span></text:p>
            <text:p><text:span text:style-name="T37"># Игнорирование ВСЕХ файлов и папок внутри директории /secret,</text:span></text:p>
            <text:p><text:span text:style-name="T37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\!readme!.txt</text:span></text:p>
          </table:table-cell>
          <table:table-cell table:style-name="ce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7">Игнорирование всех JPG и JPEG файлов внутри директорий,</text:span></text:p>
            <text:p><text:span text:style-name="T37">которые начинаются на "h" и МОГУТ содержать ещё один символ после</text:span></text:p>
            <text:p><text:span text:style-name="T37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CI/CD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8" office:value-type="string" calcext:value-type="string">
            <text:p>https://youtu.be/jkwJCR0rqDc</text:p>
            <text:p/>
          </table:table-cell>
          <table:table-cell table:style-name="ce8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https://docs.gitlab.com/ee/ci/yaml/</text:p>
            <text:p/>
          </table:table-cell>
          <table:table-cell table:style-name="ce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https://docs.gitlab.com/ee/ci/variables/predefined_variables.html</text:p>
            <text:p/>
          </table:table-cell>
          <table:table-cell table:style-name="ce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8"/>
          <table:table-cell table:number-columns-repeated="1022"/>
        </table:table-row>
        <table:table-row table:style-name="ro12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_IMAGE</text:p>
          </table:table-cell>
          <table:table-cell table:style-name="ce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COMMIT_REF_NAME</text:p>
          </table:table-cell>
          <table:table-cell table:style-name="ce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19">
          <table:table-cell table:style-name="ce2" office:value-type="string" calcext:value-type="string">
            <text:p><text:span text:style-name="T46">$CI_COMMIT_REF_SLUG</text:span></text:p>
          </table:table-cell>
          <table:table-cell table:style-name="ce2" office:value-type="string" calcext:value-type="string">
            <text:p><text:span text:style-name="T37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14" office:value-type="string" calcext:value-type="string">
            <text:p><text:span text:style-name="T47">$CI_JOB_TOKEN</text:span></text:p>
          </table:table-cell>
          <table:table-cell table:style-name="ce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JOB_STAGE</text:p>
          </table:table-cell>
          <table:table-cell table:style-name="ce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8">- </text:span><text:span text:style-name="T49">echo</text:span><text:span text:style-name="T50"> "$CI_JOB_STAGE"</text:span></text:p>
          </table:table-cell>
          <table:table-cell table:style-name="ce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1">.deploy_common:</text:span></text:p>
            <text:p><text:span text:style-name="T52"># common config HERE</text:span></text:p>
            <text:p/>
            <text:p><text:span text:style-name="T53">deploy_master_CD</text:span><text:span text:style-name="T54">:</text:span></text:p>
            <text:p><text:span text:style-name="T53">extends</text:span><text:span text:style-name="T54">: .deploy_common</text:span></text:p>
            <text:p><text:span text:style-name="T53">only</text:span><text:span text:style-name="T54">:</text:span></text:p>
            <text:p><text:span text:style-name="T53">refs</text:span><text:span text:style-name="T54">:</text:span></text:p>
            <text:p><text:span text:style-name="T55">- master</text:span></text:p>
            <text:p/>
            <text:p><text:span text:style-name="T53">deploy_manual</text:span><text:span text:style-name="T54">:</text:span></text:p>
            <text:p><text:span text:style-name="T53">extends</text:span><text:span text:style-name="T54">: .deploy_common</text:span></text:p>
            <text:p><text:span text:style-name="T53">when</text:span><text:span text:style-name="T54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1">
          <table:table-cell table:style-name="ce2" office:value-type="string" calcext:value-type="string">
            <text:p><text:span text:style-name="T53">deploy</text:span><text:span text:style-name="T54">:</text:span></text:p>
            <text:p><text:span text:style-name="T53">rules</text:span><text:span text:style-name="T54">:</text:span></text:p>
            <text:p><text:span text:style-name="T56">- </text:span><text:span text:style-name="T57">if</text:span><text:span text:style-name="T58">: '$CI_COMMIT_REF_NAME == "master"'</text:span></text:p>
            <text:p><text:span text:style-name="T56">- </text:span><text:span text:style-name="T57">when</text:span><text:span text:style-name="T58">: manual</text:span></text:p>
          </table:table-cell>
          <table:table-cell table:style-name="ce8" office:value-type="string" calcext:value-type="string">
            <text:p><text:span text:style-name="T15">УСЛОВИЯ запуска лучше ставить через </text:span><text:span text:style-name="T69">rules</text:span><text:span text:style-name="T70">, НЕ через only/except</text:span></text:p>
          </table:table-cell>
          <table:table-cell table:number-columns-repeated="1022"/>
        </table:table-row>
        <table:table-row table:style-name="ro1" table:number-rows-repeated="28">
          <table:table-cell table:style-name="ce2" table:number-columns-repeated="2"/>
          <table:table-cell table:number-columns-repeated="1022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4">
          <table:table-cell table:style-name="ce16" office:value-type="string" calcext:value-type="string">
            <text:p>https://habr.com/ru/post/310460</text:p>
            <text:p/>
          </table:table-cell>
          <table:table-cell table:style-name="ce16" office:value-type="string" calcext:value-type="string">
            <text:p><text:span text:style-name="T207">отличное пособие</text:span>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19"/>
          <table:table-cell table:style-name="ce18" office:value-type="string" calcext:value-type="string">
            <text:p><text:span text:style-name="T208">Docker Desktop</text:span> разворачивает приложения по умолчанию на адресе localhost</text:p>
            <text:p><text:span text:style-name="T208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/>
            <text:p>winpty docker exec -it //bin//sh</text:p>
          </table:table-cell>
          <table:table-cell table:style-name="ce19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5">
          <table:table-cell table:style-name="ce20" office:value-type="string" calcext:value-type="string">
            <text:p>sudo groupadd docker</text:p>
            <text:p>sudo</text:p>
            <text:p/>
            <text:p/>
            <text:p/>
            <text:p><text:span text:style-name="T71">s</text:span><text:span text:style-name="T72">udo gpasswd -a $USER docker</text:span></text:p>
          </table:table-cell>
          <table:table-cell table:style-name="ce18" office:value-type="string" calcext:value-type="string">
            <text:p><text:span text:style-name="T209">To run docker without sudo:</text:span></text:p>
            <text:p><text:span text:style-name="T209">Add the docker group if it doesn't already exist.</text:span></text:p>
            <text:p><text:span text:style-name="T209">Add the connected user "$USER" to the docker group.</text:span></text:p>
            <text:p/>
            <text:p><text:span text:style-name="T209">Change the user name to match your preferred user if you do not want to use your current user:</text:span></text:p>
            <text:p/>
            <text:p><text:span text:style-name="T210">Either do a </text:span><text:span text:style-name="T211">newgrp docker</text:span><text:span text:style-name="T212"> or log out/in to activate the changes to groups.</text:span></text:p>
            <text:p><text:span text:style-name="T209">You can use</text:span></text:p>
            <text:p><text:span text:style-name="T213">docker run hello-world</text:span></text:p>
            <text:p><text:span text:style-name="T209">to check if you can run docker without sudo.</text:span></text:p>
            <text:p><text:span text:style-name="T213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Анализ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2" office:value-type="string" calcext:value-type="string">
            <text:p>docker <text:span text:style-name="T2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3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 ps</text:span><text:span text:style-name="T75"> </text:span><text:span text:style-name="T76">-a -q</text:span></text:p>
          </table:table-cell>
          <table:table-cell table:style-name="ce2" office:value-type="string" calcext:value-type="string">
            <text:p><text:span text:style-name="T214">увидеть </text:span><text:span text:style-name="T215">только ID всех</text:span><text:span text:style-name="T216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<text:span text:style-name="T75"> </text:span><text:span text:style-name="T76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7">docker logs</text:span><text:span text:style-name="T75"> </text:span><text:span text:style-name="T78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79">docker </text:span><text:span text:style-name="T80">run</text:span><text:span text:style-name="T79"> -it </text:span><text:span text:style-name="T81">&lt;image name or ID&gt; </text:span><text:span text:style-name="T80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82">docker </text:span><text:span text:style-name="T80">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1" office:value-type="string" calcext:value-type="string">
            <text:p>ТЭГИ</text:p>
          </table:table-cell>
          <table:table-cell table:style-name="ce21"/>
          <table:table-cell table:number-columns-repeated="1022"/>
        </table:table-row>
        <table:table-row table:style-name="ro26">
          <table:table-cell table:style-name="ce2"/>
          <table:table-cell table:style-name="ce2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docker <text:span text:style-name="T1">tag</text:span> <text:span text:style-name="T83">0e5574283393</text:span> <text:span text:style-name="T28">fedora</text:span>/<text:span text:style-name="T28">httpd</text:span>:<text:span text:style-name="T84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Построение образ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4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7">
          <table:table-cell table:style-name="ce2" office:value-type="string" calcext:value-type="string">
            <text:p><text:span text:style-name="T85">docker build</text:span> <text:span text:style-name="T86">-t </text:span><text:span text:style-name="T87">&lt;имя имаджа&gt;</text:span>:<text:span text:style-name="T28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17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88">docker build </text:span><text:span text:style-name="T89">-f Dockerfile</text:span><text:span text:style-name="T90"> -t </text:span><text:span text:style-name="T91">&lt;имя имаджа&gt;</text:span><text:span text:style-name="T92">:&lt;тэг&gt; </text:span><text:span text:style-name="T90">.</text:span></text:p>
          </table:table-cell>
          <table:table-cell table:style-name="ce2" office:value-type="string" calcext:value-type="string">
            <text:p><text:span text:style-name="T150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82">docker build -t </text:span><text:span text:style-name="T93">&lt;DockerHub account name&gt;</text:span><text:span text:style-name="T82">/</text:span><text:span text:style-name="T94">&lt;New Image name&gt;</text:span><text:span text:style-name="T95">:</text:span><text:span text:style-name="T96">&lt;Tag of version&gt;</text:span><text:span text:style-name="T82"> .</text:span></text:p>
          </table:table-cell>
          <table:table-cell table:style-name="ce2" office:value-type="string" calcext:value-type="string">
            <text:p><text:span text:style-name="T150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18">запускает образ в </text:span><text:span text:style-name="T219">detached режиме (</text:span><text:span text:style-name="T9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97">docker run -it </text:span><text:span text:style-name="T98">&lt;image name or ID&gt; </text:span><text:span text:style-name="T99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Запуск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5" office:value-type="string" calcext:value-type="string">
            <text:p>run <text:span text:style-name="T100">= docker create + docker start</text:span>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101">docker run </text:span><text:span text:style-name="T81">&lt;имя имаджа&gt;</text:span></text:p>
          </table:table-cell>
          <table:table-cell table:style-name="ce2" office:value-type="string" calcext:value-type="string">
            <text:p><text:span text:style-name="T150">запустить контейнер,</text:span></text:p>
            <text:p><text:span text:style-name="T150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02">docker run</text:span><text:span text:style-name="T103"> </text:span><text:span text:style-name="T104">&lt;имя имаджа&gt; </text:span><text:span text:style-name="T103">command</text:span></text:p>
          </table:table-cell>
          <table:table-cell table:style-name="ce19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05">docker run</text:span><text:span text:style-name="T106"> </text:span><text:span text:style-name="T107">--name</text:span><text:span text:style-name="T106"> </text:span><text:span text:style-name="T108">&lt;имя контейнера&gt;</text:span><text:span text:style-name="T106"> </text:span><text:span text:style-name="T109">&lt;имя имаджа&gt;</text:span></text:p>
          </table:table-cell>
          <table:table-cell table:style-name="ce2" office:value-type="string" calcext:value-type="string">
            <text:p><text:span text:style-name="T220">создать и запустить контейнер, указав ему </text:span><text:span text:style-name="T221">ИМ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10">docker </text:span><text:span text:style-name="T111">run --name </text:span><text:span text:style-name="T112">&lt;имя контейнера&gt;</text:span><text:span text:style-name="T113"> </text:span><text:span text:style-name="T114">-d</text:span><text:span text:style-name="T115"> </text:span><text:span text:style-name="T116">&lt;имя имаджа&gt;</text:span></text:p>
          </table:table-cell>
          <table:table-cell table:style-name="ce26" office:value-type="string" calcext:value-type="string">
            <text:p>создать и запустить контейнер <text:span text:style-name="T222">фоном, ДЕМОНОМ</text:span><text:span text:style-name="T223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4">
          <table:table-cell table:style-name="ce27" office:value-type="string" calcext:value-type="string">
            <text:p><text:span text:style-name="T117">start </text:span><text:span text:style-name="T118">&lt;container ID&gt;</text:span></text:p>
          </table:table-cell>
          <table:table-cell table:style-name="ce19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19">docker start</text:span><text:span text:style-name="T120"> </text:span><text:span text:style-name="T121">225824d4f37c</text:span></text:p>
          </table:table-cell>
          <table:table-cell table:style-name="ce19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22">docker start</text:span><text:span text:style-name="T123"> </text:span><text:span text:style-name="T124">-a</text:span><text:span text:style-name="T123"> </text:span><text:span text:style-name="T125">225824d4f37c</text:span></text:p>
          </table:table-cell>
          <table:table-cell table:style-name="ce18" office:value-type="string" calcext:value-type="string">
            <text:p><text:span text:style-name="T224">start a container with ID 225824d4f37c </text:span><text:span text:style-name="T225">showing</text:span><text:span text:style-name="T99"> its output in terminal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29">
          <table:table-cell table:style-name="ce23" office:value-type="string" calcext:value-type="string">
            <text:p><text:span text:style-name="T95">docker </text:span><text:span text:style-name="T80">run</text:span><text:span text:style-name="T95"> </text:span><text:span text:style-name="T126">-it</text:span><text:span text:style-name="T95"> </text:span><text:span text:style-name="T127">-p</text:span><text:span text:style-name="T95"> 1234:8080 tomcat</text:span></text:p>
          </table:table-cell>
          <table:table-cell table:style-name="ce23" office:value-type="string" calcext:value-type="string">
            <text:p><text:span text:style-name="T47">запустить Томкат</text:span></text:p>
            <text:p><text:span text:style-name="T226">-it</text:span><text:span text:style-name="T120"> - интерактивно, будем видеть, как он бежит в терминале,</text:span></text:p>
            <text:p><text:span text:style-name="T226">-p</text:span><text:span text:style-name="T120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run -it -p 8888:80 nginx</text:p>
          </table:table-cell>
          <table:table-cell table:style-name="ce23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С открытым терминалом внутри контейнера</text:p>
          </table:table-cell>
          <table:table-cell table:style-name="ce28"/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128">docker run </text:span><text:span text:style-name="T129">busybox</text:span><text:span text:style-name="T130"> </text:span><text:span text:style-name="T131">&lt;LINUX COMMAND&gt;</text:span></text:p>
          </table:table-cell>
          <table:table-cell table:style-name="ce18" office:value-type="string" calcext:value-type="string">
            <text:p><text:span text:style-name="T227">контейнер</text:span><text:span text:style-name="T228">, </text:span><text:span text:style-name="T229">позволяющий выполнять комманды Linux</text:span>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32">docker run </text:span><text:span text:style-name="T133">-it</text:span><text:span text:style-name="T134"> </text:span><text:span text:style-name="T135">busybox</text:span><text:span text:style-name="T134"> </text:span><text:span text:style-name="T136">sh</text:span></text:p>
          </table:table-cell>
          <table:table-cell table:style-name="ce18" office:value-type="string" calcext:value-type="string">
            <text:p><text:span text:style-name="T95">run a container with this window </text:span><text:span text:style-name="T230">connected to STDIN</text:span><text:span text:style-name="T95"> of a container and </text:span><text:span text:style-name="T231">linux terminal opened</text:span><text:span text:style-name="T95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 ПОРТАМИ</text:p>
          </table:table-cell>
          <table:table-cell table:style-name="ce28"/>
          <table:table-cell table:number-columns-repeated="1022"/>
        </table:table-row>
        <table:table-row table:style-name="ro29">
          <table:table-cell table:style-name="ce18" office:value-type="string" calcext:value-type="string">
            <text:p><text:span text:style-name="T137">docker run</text:span><text:span text:style-name="T138"> </text:span><text:span text:style-name="T139">-p</text:span><text:span text:style-name="T138"> </text:span><text:span text:style-name="T139">8080</text:span><text:span text:style-name="T138">:8080 </text:span><text:span text:style-name="T140">&lt;image name or ID&gt;</text:span></text:p>
          </table:table-cell>
          <table:table-cell table:style-name="ce18" office:value-type="string" calcext:value-type="string">
            <text:p><text:span text:style-name="T232">Порты: </text:span><text:span text:style-name="T233">СНАРУЖИ</text:span><text:span text:style-name="T234">:ВНУТРИ.</text:span></text:p>
            <text:p><text:span text:style-name="T224">run a container with </text:span><text:span text:style-name="T235">redirecting incoming fetches</text:span><text:span text:style-name="T99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амоликвидация контейнера</text:p>
          </table:table-cell>
          <table:table-cell table:style-name="ce28"/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41">docker run --name</text:span><text:span text:style-name="T120"> </text:span><text:span text:style-name="T121">&lt;имя контейнера&gt;</text:span><text:span text:style-name="T120"> </text:span><text:span text:style-name="T142">-d</text:span><text:span text:style-name="T143"> --rm </text:span><text:span text:style-name="T144">&lt;имя имаджа&gt;</text:span></text:p>
          </table:table-cell>
          <table:table-cell table:style-name="ce18" office:value-type="string" calcext:value-type="string">
            <text:p><text:span text:style-name="T236">- создать и запустить контейнер </text:span><text:span text:style-name="T237">фоном</text:span><text:span text:style-name="T236">, </text:span><text:span text:style-name="T23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18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ВРЕМЕННЫЕ ЗОНЫ</text:p>
          </table:table-cell>
          <table:table-cell table:style-name="ce28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 run --rm --name</text:span><text:span text:style-name="T75"> </text:span><text:span text:style-name="T78">&lt;имя контейнера&gt;</text:span><text:span text:style-name="T75"> -d -p 8080:8080 </text:span><text:span text:style-name="T76">-e TZ=Europe/Moscow</text:span><text:span text:style-name="T75"> &lt;имя имаджа&gt;</text:span></text:p>
          </table:table-cell>
          <table:table-cell table:style-name="ce2" office:value-type="string" calcext:value-type="string">
            <text:p><text:span text:style-name="T150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ХРАНЕНИЕ ДАННЫХ</text:p>
          </table:table-cell>
          <table:table-cell table:style-name="ce21"/>
          <table:table-cell table:number-columns-repeated="1022"/>
        </table:table-row>
        <table:table-row table:style-name="ro3">
          <table:table-cell table:style-name="ce29" office:value-type="string" calcext:value-type="string">
            <text:p><text:span text:style-name="T145">docker run --name</text:span> <text:span text:style-name="T146">&lt;имя контейнера&gt; </text:span>-<text:span text:style-name="T147">d</text:span> -<text:span text:style-name="T148">p</text:span> 8080:8080 -<text:span text:style-name="T149">e</text:span> <text:span text:style-name="T150">TZ</text:span>=<text:span text:style-name="T151">Europe</text:span>/<text:span text:style-name="T152">Moscow</text:span> <text:span text:style-name="T153">-v &lt;абсолютный путь на хостовой машине&gt;: &lt;абсолютный путь внутри контейнера</text:span><text:span text:style-name="T154">&gt; &lt;имя имаджа&gt;</text:span></text:p>
          </table:table-cell>
          <table:table-cell table:style-name="ce2" office:value-type="string" calcext:value-type="string">
            <text:p><text:span text:style-name="T214">монтирование папки для сохранения данных </text:span><text:span text:style-name="T215">внутри контейнера</text:span><text:span text:style-name="T216"> между запусками</text:span></text:p>
          </table:table-cell>
          <table:table-cell table:number-columns-repeated="1022"/>
        </table:table-row>
        <table:table-row table:style-name="ro26">
          <table:table-cell table:style-name="ce18" office:value-type="string" calcext:value-type="string">
            <text:p><text:span text:style-name="T155">docker run -p 3000:3000 </text:span><text:span text:style-name="T133">-v app/node_modules</text:span><text:span text:style-name="T156"> </text:span><text:span text:style-name="T157">-v $(pwd):/app</text:span><text:span text:style-name="T156"> </text:span><text:span text:style-name="T135">&lt;image ID&gt;</text:span></text:p>
          </table:table-cell>
          <table:table-cell table:style-name="ce18" office:value-type="string" calcext:value-type="string">
            <text:p><text:span text:style-name="T239">put a bookmark on a nod modules folder of a container (bookmark means «Don“t touch it, don“t reference, this folder works fine»)</text:span><text:span text:style-name="T123"> and </text:span><text:span text:style-name="T240">make reference of our (PWD — print working directory) workdir folder to a folder inside a container</text:span></text:p>
            <text:p><text:span text:style-name="T47">(we make a volume = refernce)</text:span>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158">docker</text:span><text:span text:style-name="T159"> </text:span><text:span text:style-name="T160">run</text:span><text:span text:style-name="T161"> --</text:span><text:span text:style-name="T162">rm</text:span><text:span text:style-name="T163"> -</text:span><text:span text:style-name="T160">d</text:span><text:span text:style-name="T161"> -</text:span><text:span text:style-name="T164">p</text:span><text:span text:style-name="T159"> 27017: 27017 </text:span><text:span text:style-name="T164">mongo</text:span></text:p>
          </table:table-cell>
          <table:table-cell table:style-name="ce18" office:value-type="string" calcext:value-type="string">
            <text:p><text:span text:style-name="T241">запуск контейнера </text:span>Mongo из имаджа с Докер-библиотеки. <text:span text:style-name="T208">Временная</text:span> ДБ, которая <text:span text:style-name="T208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8" office:value-type="string" calcext:value-type="string">
            <text:p>VOLUMES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41">docker volume create</text:span><text:span text:style-name="T120"> </text:span><text:span text:style-name="T165">&lt;имя волюма&gt;</text:span></text:p>
          </table:table-cell>
          <table:table-cell table:style-name="ce18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32">docker 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<text:span text:style-name="T166">docker run --rm --name</text:span> &lt; имя контейнера &gt; <text:span text:style-name="T167">-d -p 8080:8080 -e TZ=Europe/Moscow -</text:span><text:span text:style-name="T168">v &lt;ИМЯ ВОЛЮМА&gt;: &lt;абсолютный путь внутри контейнера</text:span>&gt; &lt; имя имаджа &gt;</text:p>
          </table:table-cell>
          <table:table-cell table:style-name="ce18" office:value-type="string" calcext:value-type="string">
            <text:p>монтирование папки для сохранения данных <text:span text:style-name="T24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Работа с функционирующим контейнеро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0" office:value-type="string" calcext:value-type="string">
            <text:p>exec</text:p>
          </table:table-cell>
          <table:table-cell table:style-name="ce19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exec -it &lt;container ID&gt; &lt;command&gt;</text:p>
          </table:table-cell>
          <table:table-cell table:style-name="ce2" office:value-type="string" calcext:value-type="string">
            <text:p><text:span text:style-name="T243">allows to provide input</text:span><text:span text:style-name="T75"> </text:span><text:span text:style-name="T244">with tips and help</text:span><text:span text:style-name="T75"> to STDIN and </text:span><text:span text:style-name="T245">send another command</text:span><text:span text:style-name="T75"> to a contain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97">docker exec -it </text:span><text:span text:style-name="T169">&lt;container ID&gt;</text:span><text:span text:style-name="T99"> </text:span><text:span text:style-name="T170">sh</text:span></text:p>
          </table:table-cell>
          <table:table-cell table:style-name="ce18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exec -it <text:span text:style-name="T171">&lt;container ID&gt;</text:span> /bin/bash</text:p>
          </table:table-cell>
          <table:table-cell table:style-name="ce18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0">Ctrl+D or ‘exit’</text:span></text:p>
          </table:table-cell>
          <table:table-cell table:style-name="ce19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18" office:value-type="string" calcext:value-type="string">
            <text:p><text:span text:style-name="T172">docker </text:span><text:span text:style-name="T80">commit</text:span><text:span text:style-name="T95"> </text:span><text:span text:style-name="T173">-c</text:span><text:span text:style-name="T95"> </text:span><text:span text:style-name="T94">„CMD [«redis-server»]“</text:span><text:span text:style-name="T95"> </text:span><text:span text:style-name="T174">&lt;ID of a container&gt;</text:span></text:p>
          </table:table-cell>
          <table:table-cell table:style-name="ce18" office:value-type="string" calcext:value-type="string">
            <text:p><text:span text:style-name="T47">Создаёт имадж из выбранного контейнера.</text:span></text:p>
            <text:p><text:span text:style-name="T47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7">Именно так на каждом шагу делают Dockerfiles</text:span>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82">docker </text:span><text:span text:style-name="T80">commit</text:span><text:span text:style-name="T82"> </text:span><text:span text:style-name="T175">5267e21d140</text:span><text:span text:style-name="T82"> </text:span><text:span text:style-name="T176">denis_v2</text:span><text:span text:style-name="T82">:</text:span><text:span text:style-name="T177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78">docker</text:span> <text:span text:style-name="T179">cp</text:span> foo.txt <text:span text:style-name="T180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78">docker</text:span> <text:span text:style-name="T179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78">docker</text:span> <text:span text:style-name="T179">cp</text:span> src/. mycontainer:/target</text:p>
            <text:p><text:span text:style-name="T178">docker</text:span> <text:span text:style-name="T179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Остановк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28">docker </text:span><text:span text:style-name="T181">stop</text:span><text:span text:style-name="T130"> </text:span><text:span text:style-name="T169">&lt;name or ID of a container&gt;</text:span></text:p>
          </table:table-cell>
          <table:table-cell table:style-name="ce18" office:value-type="string" calcext:value-type="string">
            <text:p><text:span text:style-name="T246">stop </text:span><text:span text:style-name="T9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97">docker </text:span><text:span text:style-name="T170">kill</text:span><text:span text:style-name="T99"> </text:span><text:span text:style-name="T169">&lt;name or ID of a container&gt;</text:span></text:p>
          </table:table-cell>
          <table:table-cell table:style-name="ce18" office:value-type="string" calcext:value-type="string">
            <text:p><text:span text:style-name="T247">kill</text:span><text:span text:style-name="T125"> container </text:span><text:span text:style-name="T123">immediately</text:span>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Удаление</text:p>
          </table:table-cell>
          <table:table-cell table:style-name="ce21"/>
          <table:table-cell table:number-columns-repeated="1022"/>
        </table:table-row>
        <table:table-row table:style-name="ro5">
          <table:table-cell table:style-name="ce30" office:value-type="string" calcext:value-type="string">
            <text:p>system prune</text:p>
          </table:table-cell>
          <table:table-cell table:style-name="ce18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0"/>
          <table:table-cell table:style-name="ce18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<text:span text:style-name="T182"> </text:span><text:span text:style-name="T183">rm</text:span><text:span text:style-name="T184"> </text:span><text:span text:style-name="T185">&lt;ID контейнера или имя&gt;</text:span></text:p>
          </table:table-cell>
          <table:table-cell table:style-name="ce2" office:value-type="string" calcext:value-type="string">
            <text:p><text:span text:style-name="T214">остановить выполнение контейнера и </text:span><text:span text:style-name="T215">удалить</text:span><text:span text:style-name="T216"> его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<text:span text:style-name="T186">docker rm</text:span><text:span text:style-name="T187"> $(</text:span><text:span text:style-name="T188">docker ps</text:span><text:span text:style-name="T189"> -</text:span><text:span text:style-name="T190">qa)</text:span></text:p>
          </table:table-cell>
          <table:table-cell table:style-name="ce18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1">docker</text:span><text:span text:style-name="T192"> </text:span><text:span text:style-name="T193">rmi</text:span><text:span text:style-name="T192"> </text:span><text:span text:style-name="T194">&lt;имя имаджа&gt;</text:span></text:p>
          </table:table-cell>
          <table:table-cell table:style-name="ce18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5">docker</text:span><text:span text:style-name="T196"> </text:span><text:span text:style-name="T197">rmi</text:span><text:span text:style-name="T196"> $(</text:span><text:span text:style-name="T198">docker images -q</text:span><text:span text:style-name="T196">)</text:span></text:p>
          </table:table-cell>
          <table:table-cell table:style-name="ce2" office:value-type="string" calcext:value-type="string">
            <text:p><text:span text:style-name="T150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99">sudo docker rmi </text:span><text:span text:style-name="T200">$(</text:span><text:span text:style-name="T199">sudo docker images -f</text:span><text:span text:style-name="T200"> "dangling=true" -q)</text:span></text:p>
          </table:table-cell>
          <table:table-cell table:style-name="ce17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Dockerfile</text:p>
          </table:table-cell>
          <table:table-cell table:style-name="ce21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100">FROM python:3.6</text:span></text:p>
            <text:p><text:span text:style-name="T201">RUN mkdir -p </text:span><text:span text:style-name="T202">/usr/src/app/</text:span></text:p>
            <text:p><text:span text:style-name="T201">WORKDIR </text:span><text:span text:style-name="T202">/usr/src/app/</text:span>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28">COPY </text:span><text:span text:style-name="T203">.</text:span><text:span text:style-name="T130"> </text:span><text:span text:style-name="T204">/usr/src/app/</text:span></text:p>
          </table:table-cell>
          <table:table-cell table:style-name="ce19" office:value-type="string" calcext:value-type="string">
            <text:p>- <text:span text:style-name="T248">a path on our computer relatively to a build context</text:span> and <text:span text:style-name="T249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23" office:value-type="string" calcext:value-type="string">
            <text:p><text:span text:style-name="T47">CMD [“python”, “app.py”]</text:span></text:p>
          </table:table-cell>
          <table:table-cell table:style-name="ce2" office:value-type="string" calcext:value-type="string">
            <text:p><text:span text:style-name="T220">вместо CMD может быть </text:span><text:span text:style-name="T201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ENV TZ Europe/Moscow</text:p>
          </table:table-cell>
          <table:table-cell table:style-name="ce3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100">FROM python:3.8</text:span></text:p>
            <text:p><text:span text:style-name="T100">RUN mkdir -p /usr/src/app1/</text:span></text:p>
            <text:p><text:span text:style-name="T100">WORKDIR /usr/src/app1/</text:span></text:p>
            <text:p><text:span text:style-name="T100">COPY . /usr/src/app1/</text:span></text:p>
            <text:p><text:span text:style-name="T100">RUN pip install --no-cache-dir -r requirements.txt</text:span></text:p>
            <text:p><text:span text:style-name="T100">EXPOSE 8080</text:span></text:p>
            <text:p/>
            <text:p><text:span text:style-name="T100">ENTRYPOINT ["python"]</text:span></text:p>
            <text:p><text:span text:style-name="T100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2">
          <table:table-cell table:style-name="ce32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5">docker-compose</text:span> <text:span text:style-name="T206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8" table:number-columns-repeated="2" table:default-cell-style-name="ce34"/>
        <table:table-column table:style-name="co4" table:number-columns-repeated="62" table:default-cell-style-name="ce34"/>
        <table:table-column table:style-name="co4" table:number-columns-repeated="960" table:default-cell-style-name="Default"/>
        <table:table-row table:style-name="ro1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Server</text:p>
          </table:table-cell>
          <table:table-cell table:style-name="ce35"/>
          <table:table-cell table:number-columns-repeated="1022"/>
        </table:table-row>
        <table:table-row table:style-name="ro9">
          <table:table-cell table:style-name="ce33"/>
          <table:table-cell table:style-name="ce33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hutdown -r</text:p>
          </table:table-cell>
          <table:table-cell table:style-name="ce33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shutdown -r -t 60</text:p>
          </table:table-cell>
          <table:table-cell table:style-name="ce33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10</text:p>
          </table:table-cell>
          <table:table-cell table:style-name="ce35"/>
          <table:table-cell table:number-columns-repeated="1022"/>
        </table:table-row>
        <table:table-row table:style-name="ro8">
          <table:table-cell table:style-name="ce33" office:value-type="string" calcext:value-type="string">
            <text:p>powercfg.exe /hibernate off</text:p>
          </table:table-cell>
          <table:table-cell table:style-name="ce33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 table:number-rows-repeated="15">
          <table:table-cell table:style-name="ce33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1-05-13T07:37:26Z</meta:creation-date>
    <dc:date>2021-07-02T15:27:05.101639223</dc:date>
    <meta:editing-cycles>407</meta:editing-cycles>
    <meta:editing-duration>PT6H14M12S</meta:editing-duration>
    <meta:document-statistic meta:table-count="4" meta:cell-count="681" meta:object-count="0"/>
  </office:meta>
</office:document-meta>
</file>